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0224" calcext:value-type="float">
            <text:p>115.3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988" calcext:value-type="float">
            <text:p>113.3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684" calcext:value-type="float">
            <text:p>111.8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704" calcext:value-type="float">
            <text:p>109.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2456" calcext:value-type="float">
            <text:p>108.0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7224" calcext:value-type="float">
            <text:p>106.5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32" calcext:value-type="float">
            <text:p>105.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216" calcext:value-type="float">
            <text:p>104.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14" calcext:value-type="float">
            <text:p>102.6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2576" calcext:value-type="float">
            <text:p>101.3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14" calcext:value-type="float">
            <text:p>95.0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4256" calcext:value-type="float">
            <text:p>91.9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0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8376" calcext:value-type="float">
            <text:p>86.8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1928" calcext:value-type="float">
            <text:p>86.2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9392" calcext:value-type="float">
            <text:p>84.2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9592" calcext:value-type="float">
            <text:p>82.0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1048" calcext:value-type="float">
            <text:p>75.4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8984" calcext:value-type="float">
            <text:p>74.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306</text:p>
          </table:table-cell>
          <table:table-cell office:value-type="string" calcext:value-type="string">
            <text:p>TWDB:1035306</text:p>
          </table:table-cell>
          <table:table-cell office:value-type="string" calcext:value-type="string">
            <text:p>199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